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</text:p>
      <text:p text:style-name="Standard">ChatGPT</text:p>
      <text:p text:style-name="P1">ChatGPT</text:p>
      <text:p text:style-name="Text_20_body">Знание и понимание в контексте успешного применения на практике для решения задач в PHP означают следующее:</text:p>
      <text:list xml:id="list55934648436104000" text:style-name="L1">
        <text:list-item>
          <text:p text:style-name="P2"><text:span text:style-name="Strong_20_Emphasis">Знание синтаксиса и основных конструкций PHP</text:span>: Необходимо знать основные элементы языка программирования, такие как переменные, операторы, функции, условные операторы и циклы.</text:p>
        </text:list-item>
        <text:list-item>
          <text:p text:style-name="P2"><text:span text:style-name="Strong_20_Emphasis">Понимание принципов работы с базами данных</text:span>: Для эффективной работы с базами данных в PHP важно понимать SQL, а также основные концепции, такие как подключение к базе данных, выполнение запросов и обработка результатов.</text:p>
        </text:list-item>
        <text:list-item>
          <text:p text:style-name="P2"><text:span text:style-name="Strong_20_Emphasis">Умение обрабатывать формы и данные</text:span>: Важно знать, как получать данные из HTML-форм, валидировать их, а также безопасно обрабатывать и сохранять на сервере.</text:p>
        </text:list-item>
        <text:list-item>
          <text:p text:style-name="P2"><text:span text:style-name="Strong_20_Emphasis">Знание работы с сессиями и куками</text:span>: Для разработки интерактивных приложений необходимо понимать, как создавать и управлять сессиями, а также как использовать куки для хранения информации на стороне клиента.</text:p>
        </text:list-item>
        <text:list-item>
          <text:p text:style-name="P2"><text:span text:style-name="Strong_20_Emphasis">Понимание безопасности</text:span>: Важно знать о распространенных уязвимостях веб-приложений, таких как XSS, CSRF и инъекции, и умение применять соответствующие меры защиты.</text:p>
        </text:list-item>
        <text:list-item>
          <text:p text:style-name="P2"><text:span text:style-name="Strong_20_Emphasis">Умение работать с файлами и директориями</text:span>: Для разработки приложений, которые работают с файлами (например, загрузка файлов на сервер), необходимо знать, как читать, записывать и управлять файлами и директориями на сервере.</text:p>
        </text:list-item>
        <text:list-item>
          <text:p text:style-name="P2"><text:span text:style-name="Strong_20_Emphasis">Знание основ ООП</text:span>: Для разработки масштабируемых и поддерживаемых приложений важно понимать основы объектно-ориентированного программирования, такие как классы, объекты, наследование, полиморфизм и интерфейсы.</text:p>
        </text:list-item>
        <text:list-item>
          <text:p text:style-name="P2"><text:span text:style-name="Strong_20_Emphasis">Понимание интеграции с другими технологиями</text:span>: Веб-приложения часто взаимодействуют с другими технологиями, такими как JavaScript, AJAX и различные API. Понимание принципов работы этих технологий помогает эффективно интегрировать их с PHP.</text:p>
        </text:list-item>
        <text:list-item>
          <text:p text:style-name="P2"><text:span text:style-name="Strong_20_Emphasis">Умение отлаживать и профилировать код</text:span>: Важно уметь находить и исправлять ошибки в коде, а также анализировать производительность приложения и оптимизировать его работу.</text:p>
        </text:list-item>
      </text:list>
      <text:p text:style-name="Text_20_body">Понимание и применение всех этих аспектов позволит разработчику успешно решать задачи с использованием PHP на практи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01:23:31.45</dc:date>
    <meta:document-statistic meta:table-count="0" meta:image-count="0" meta:object-count="0" meta:page-count="1" meta:paragraph-count="14" meta:word-count="282" meta:character-count="2087"/>
    <dc:creator>Dima Wide</dc:creator>
    <meta:user-defined meta:name="Info 1"/>
    <meta:user-defined meta:name="Info 2"/>
    <meta:user-defined meta:name="Info 3"/>
    <meta:user-defined meta:name="Info 4"/>
  </office:meta>
</office:document-meta>
</file>